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b54a" officeooo:paragraph-rsid="001ab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se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58:49.794415000</meta:creation-date>
    <meta:generator>LibreOffice/5.3.0.3$MacOSX_X86_64 LibreOffice_project/7074905676c47b82bbcfbea1aeefc84afe1c50e1</meta:generator>
    <dc:date>2017-03-30T12:23:14.377633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